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071in" svg:y="0.0079in">
            <draw:object draw:notify-on-update-of-ranges="Sheet1.E1:Sheet1.E1 Sheet1.E2:Sheet1.E25 Sheet1.F1:Sheet1.F1 Sheet1.F2:Sheet1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/I</text:p>
          </table:table-cell>
          <table:table-cell office:value-type="string" calcext:value-type="string">
            <text:p>max.steering</text:p>
          </table:table-cell>
          <table:table-cell office:value-type="string" calcext:value-type="string">
            <text:p>max P</text:p>
          </table:table-cell>
          <table:table-cell office:value-type="string" calcext:value-type="string">
            <text:p>max I</text:p>
          </table:table-cell>
        </table:table-row>
        <table:table-row table:style-name="ro1">
          <table:table-cell office:value-type="float" office:value="149.4652" calcext:value-type="float">
            <text:p>149.4652</text:p>
          </table:table-cell>
          <table:table-cell office:value-type="float" office:value="11913.47" calcext:value-type="float">
            <text:p>11913.47</text:p>
          </table:table-cell>
          <table:table-cell office:value-type="float" office:value="535.3394" calcext:value-type="float">
            <text:p>535.3394</text:p>
          </table:table-cell>
          <table:table-cell office:value-type="float" office:value="11" calcext:value-type="float">
            <text:p>11</text:p>
          </table:table-cell>
          <table:table-cell office:value-type="float" office:value="0.04493562" calcext:value-type="float">
            <text:p>0.0449356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53.3781" calcext:value-type="float">
            <text:p>153.3781</text:p>
          </table:table-cell>
          <table:table-cell office:value-type="float" office:value="12196.68" calcext:value-type="float">
            <text:p>12196.68</text:p>
          </table:table-cell>
          <table:table-cell office:value-type="float" office:value="1915.054" calcext:value-type="float">
            <text:p>1915.054</text:p>
          </table:table-cell>
          <table:table-cell office:value-type="float" office:value="29" calcext:value-type="float">
            <text:p>29</text:p>
          </table:table-cell>
          <table:table-cell office:value-type="float" office:value="0.1570143" calcext:value-type="float">
            <text:p>0.15701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7.6653" calcext:value-type="float">
            <text:p>107.6653</text:p>
          </table:table-cell>
          <table:table-cell office:value-type="float" office:value="2659.459" calcext:value-type="float">
            <text:p>2659.459</text:p>
          </table:table-cell>
          <table:table-cell office:value-type="float" office:value="531.0392" calcext:value-type="float">
            <text:p>531.0392</text:p>
          </table:table-cell>
          <table:table-cell office:value-type="float" office:value="33" calcext:value-type="float">
            <text:p>33</text:p>
          </table:table-cell>
          <table:table-cell office:value-type="float" office:value="0.1996794" calcext:value-type="float">
            <text:p>0.199679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6.56525" calcext:value-type="float">
            <text:p>56.56525</text:p>
          </table:table-cell>
          <table:table-cell office:value-type="float" office:value="539.3381" calcext:value-type="float">
            <text:p>539.3381</text:p>
          </table:table-cell>
          <table:table-cell office:value-type="float" office:value="530.957" calcext:value-type="float">
            <text:p>530.957</text:p>
          </table:table-cell>
          <table:table-cell office:value-type="float" office:value="20" calcext:value-type="float">
            <text:p>20</text:p>
          </table:table-cell>
          <table:table-cell office:value-type="float" office:value="0.9844604" calcext:value-type="float">
            <text:p>0.98446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7.46524" calcext:value-type="float">
            <text:p>47.46524</text:p>
          </table:table-cell>
          <table:table-cell office:value-type="float" office:value="354.693" calcext:value-type="float">
            <text:p>354.693</text:p>
          </table:table-cell>
          <table:table-cell office:value-type="float" office:value="531.0881" calcext:value-type="float">
            <text:p>531.0881</text:p>
          </table:table-cell>
          <table:table-cell office:value-type="float" office:value="20" calcext:value-type="float">
            <text:p>20</text:p>
          </table:table-cell>
          <table:table-cell office:value-type="float" office:value="1.497318" calcext:value-type="float">
            <text:p>1.4973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4.04001" calcext:value-type="float">
            <text:p>44.04001</text:p>
          </table:table-cell>
          <table:table-cell office:value-type="float" office:value="256.0098" calcext:value-type="float">
            <text:p>256.0098</text:p>
          </table:table-cell>
          <table:table-cell office:value-type="float" office:value="551.9281" calcext:value-type="float">
            <text:p>551.9281</text:p>
          </table:table-cell>
          <table:table-cell office:value-type="float" office:value="10" calcext:value-type="float">
            <text:p>10</text:p>
          </table:table-cell>
          <table:table-cell office:value-type="float" office:value="2.155886" calcext:value-type="float">
            <text:p>2.15588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.3125" calcext:value-type="float">
            <text:p>10.3125</text:p>
          </table:table-cell>
          <table:table-cell office:value-type="float" office:value="23.45725" calcext:value-type="float">
            <text:p>23.45725</text:p>
          </table:table-cell>
          <table:table-cell office:value-type="float" office:value="204.5241" calcext:value-type="float">
            <text:p>204.5241</text:p>
          </table:table-cell>
          <table:table-cell office:value-type="float" office:value="32" calcext:value-type="float">
            <text:p>32</text:p>
          </table:table-cell>
          <table:table-cell office:value-type="float" office:value="8.719016" calcext:value-type="float">
            <text:p>8.71901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5.47032" calcext:value-type="float">
            <text:p>15.47032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6.24375" calcext:value-type="float">
            <text:p>16.24375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8.390013" calcext:value-type="float">
            <text:p>8.390013</text:p>
          </table:table-cell>
          <table:table-cell office:value-type="float" office:value="11.08654" calcext:value-type="float">
            <text:p>11.08654</text:p>
          </table:table-cell>
          <table:table-cell office:value-type="float" office:value="202.1925" calcext:value-type="float">
            <text:p>202.1925</text:p>
          </table:table-cell>
          <table:table-cell office:value-type="float" office:value="33" calcext:value-type="float">
            <text:p>33</text:p>
          </table:table-cell>
          <table:table-cell office:value-type="float" office:value="18.23762" calcext:value-type="float">
            <text:p>18.23762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9.33835" calcext:value-type="float">
            <text:p>19.3383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.8198" calcext:value-type="float">
            <text:p>22.819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8.390013" calcext:value-type="float">
            <text:p>8.390013</text:p>
          </table:table-cell>
          <table:table-cell office:value-type="float" office:value="11.08654" calcext:value-type="float">
            <text:p>11.08654</text:p>
          </table:table-cell>
          <table:table-cell office:value-type="float" office:value="301.7047" calcext:value-type="float">
            <text:p>301.7047</text:p>
          </table:table-cell>
          <table:table-cell office:value-type="float" office:value="33" calcext:value-type="float">
            <text:p>33</text:p>
          </table:table-cell>
          <table:table-cell office:value-type="float" office:value="27.21361" calcext:value-type="float">
            <text:p>27.2136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6.82343" calcext:value-type="float">
            <text:p>36.8234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8.67556" calcext:value-type="float">
            <text:p>38.6755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9.99683" calcext:value-type="float">
            <text:p>39.9968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1.27431" calcext:value-type="float">
            <text:p>41.2743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8.25288" calcext:value-type="float">
            <text:p>48.2528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9.74152" calcext:value-type="float">
            <text:p>49.74152</text:p>
          </table:table-cell>
          <table:table-cell office:value-type="float" office:value="49" calcext:value-type="float">
            <text:p>4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50.81331" calcext:value-type="float">
            <text:p>50.8133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53.96129" calcext:value-type="float">
            <text:p>53.9612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3.50477" calcext:value-type="float">
            <text:p>63.5047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8.94707" calcext:value-type="float">
            <text:p>68.9470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6.38036" calcext:value-type="float">
            <text:p>76.3803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ey = </text:p>
          </table:table-cell>
          <table:table-cell office:value-type="float" office:value="0.04493562" calcext:value-type="float">
            <text:p>0.0449356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0.1570143" calcext:value-type="float">
            <text:p>0.157014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0.1996794" calcext:value-type="float">
            <text:p>0.199679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0.9844604" calcext:value-type="float">
            <text:p>0.984460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1.497318" calcext:value-type="float">
            <text:p>1.49731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2.155886" calcext:value-type="float">
            <text:p>2.15588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8.719016" calcext:value-type="float">
            <text:p>8.71901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15.47032" calcext:value-type="float">
            <text:p>15.47032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16.24375" calcext:value-type="float">
            <text:p>16.2437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18.23762" calcext:value-type="float">
            <text:p>18.23762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19.33835" calcext:value-type="float">
            <text:p>19.3383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22.8198" calcext:value-type="float">
            <text:p>22.819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27.21361" calcext:value-type="float">
            <text:p>27.2136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36.82343" calcext:value-type="float">
            <text:p>36.8234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38.67556" calcext:value-type="float">
            <text:p>38.67556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39.99683" calcext:value-type="float">
            <text:p>39.9968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41.27431" calcext:value-type="float">
            <text:p>41.2743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48.25288" calcext:value-type="float">
            <text:p>48.25288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50.81331" calcext:value-type="float">
            <text:p>50.8133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53.96129" calcext:value-type="float">
            <text:p>53.9612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63.50477" calcext:value-type="float">
            <text:p>63.5047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68.94707" calcext:value-type="float">
            <text:p>68.9470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= </text:p>
          </table:table-cell>
          <table:table-cell office:value-type="float" office:value="76.38036" calcext:value-type="float">
            <text:p>76.3803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8.719016" calcext:value-type="float">
            <text:p>8.7190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5.54936" calcext:value-type="float">
            <text:p>15.54936</text:p>
          </table:table-cell>
          <table:table-cell office:value-type="float" office:value="93.13159" calcext:value-type="float">
            <text:p>93.1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22.73507" calcext:value-type="float">
            <text:p>22.73507</text:p>
          </table:table-cell>
          <table:table-cell office:value-type="float" office:value="63.92297" calcext:value-type="float">
            <text:p>63.92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38.26406" calcext:value-type="float">
            <text:p>38.26406</text:p>
          </table:table-cell>
          <table:table-cell office:value-type="float" office:value="35.86771" calcext:value-type="float">
            <text:p>35.86771</text:p>
          </table:table-cell>
          <table:table-cell table:number-columns-repeated="2" office:value-type="float" office:value="-1.066393" calcext:value-type="float">
            <text:p>-1.066393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76.65812" calcext:value-type="float">
            <text:p>76.65812</text:p>
          </table:table-cell>
          <table:table-cell office:value-type="float" office:value="20.75791" calcext:value-type="float">
            <text:p>20.75791</text:p>
          </table:table-cell>
          <table:table-cell table:number-columns-repeated="2" office:value-type="float" office:value="-0.1142597" calcext:value-type="float">
            <text:p>-0.1142597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E24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heet2.A1:Sheet2.C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5-01-16T02:17:37.530392853</meta:creation-date>
    <dc:date>2015-01-16T17:15:06.492690254</dc:date>
    <dc:creator>player </dc:creator>
    <meta:editing-duration>PT14H53M7S</meta:editing-duration>
    <meta:editing-cycles>12</meta:editing-cycles>
    <meta:generator>LibreOffice/4.2.7.2$Linux_x86 LibreOffice_project/420m0$Build-2</meta:generator>
    <meta:document-statistic meta:table-count="2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1cm" svg:y="4.201cm" style:legend-expansion="high" chart:style-name="ch2"/>
        <chart:plot-area chart:style-name="ch3" table:cell-range-address="Sheet1.E1:Sheet1.F25" chart:data-source-has-labels="row" svg:x="0.32cm" svg:y="0.18cm" svg:width="12.032cm" svg:height="8.64cm">
          <chartooo:coordinate-region svg:x="1.127cm" svg:y="0.379cm" svg:width="11.0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5" chart:label-cell-address="Sheet1.F1:Sheet1.F1" chart:class="chart:scatter">
            <chart:domain table:cell-range-address="Sheet1.E2:Sheet1.E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ax.steering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93562">
                <text:p>0.04493562</text:p>
                <draw:g>
                  <svg:desc>Sheet1.E2:Sheet1.E25</svg:desc>
                </draw:g>
              </table:table-cell>
              <table:table-cell office:value-type="float" office:value="100">
                <text:p>100</text:p>
                <draw:g>
                  <svg:desc>Sheet1.F2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0143">
                <text:p>0.1570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6794">
                <text:p>0.1996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44604">
                <text:p>0.9844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7318">
                <text:p>1.497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55886">
                <text:p>2.155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19016">
                <text:p>8.719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7032">
                <text:p>15.470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24375">
                <text:p>16.243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23762">
                <text:p>18.237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33835">
                <text:p>19.338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8198">
                <text:p>22.81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21361">
                <text:p>27.213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82343">
                <text:p>36.82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67556">
                <text:p>38.675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99683">
                <text:p>39.996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27431">
                <text:p>41.274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25288">
                <text:p>48.252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74152">
                <text:p>49.741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81331">
                <text:p>50.813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96129">
                <text:p>53.961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50477">
                <text:p>63.504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94707">
                <text:p>68.947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38036">
                <text:p>76.38036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